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8000000438F6CB6B091D6659F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78cm, 9.237cm, 2.189cm, 14.814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304cm" svg:height="8.559cm" svg:x="0.635cm" svg:y="0.066cm">
          <draw:image xlink:href="Pictures/100002010000078000000438F6CB6B091D6659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16cm" fo:page-height="8.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8.053cm" svg:height="7.047cm" svg:x="1.62cm" svg:y="2.397cm"/>
      <draw:page-thumbnail draw:layer="backgroundobjects" svg:width="8.053cm" svg:height="7.047cm" svg:x="1.62cm" svg:y="10.445cm"/>
      <draw:page-thumbnail draw:layer="backgroundobjects" svg:width="8.053cm" svg:height="7.047cm" svg:x="1.62cm" svg:y="18.493cm"/>
      <draw:page-thumbnail draw:layer="backgroundobjects" svg:width="8.053cm" svg:height="7.047cm" svg:x="11.915cm" svg:y="2.397cm"/>
      <draw:page-thumbnail draw:layer="backgroundobjects" svg:width="8.053cm" svg:height="7.047cm" svg:x="11.915cm" svg:y="10.445cm"/>
      <draw:page-thumbnail draw:layer="backgroundobjects" svg:width="8.053cm" svg:height="7.047cm" svg:x="11.915cm" svg:y="18.49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17T19:57:58.037093542</meta:creation-date>
    <dc:date>2021-05-17T20:02:40.303553433</dc:date>
    <meta:editing-duration>PT4M44S</meta:editing-duration>
    <meta:editing-cycles>1</meta:editing-cycles>
    <meta:document-statistic meta:object-count="24"/>
    <meta:generator>LibreOffice/7.1.3.2$Linux_X86_64 LibreOffice_project/7fefe725e5592600357e1894473a23e841987400</meta:generator>
  </office:meta>
</office:document-meta>
</file>